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.111cm"/>
    </style:style>
    <style:style style:name="Tableau1.B" style:family="table-column">
      <style:table-column-properties style:column-width="7.488cm"/>
    </style:style>
    <style:style style:name="Tableau1.C" style:family="table-column">
      <style:table-column-properties style:column-width="1.561cm"/>
    </style:style>
    <style:style style:name="Tableau1.D" style:family="table-column">
      <style:table-column-properties style:column-width="1.173cm"/>
    </style:style>
    <style:style style:name="Tableau1.E" style:family="table-column">
      <style:table-column-properties style:column-width="0.891cm"/>
    </style:style>
    <style:style style:name="Tableau1.F" style:family="table-column">
      <style:table-column-properties style:column-width="4.78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6" style:family="table-cell">
      <style:table-cell-properties fo:padding="0.097cm" fo:border="none"/>
    </style:style>
    <style:style style:name="Tableau1.7" style:family="table-row">
      <style:table-row-properties style:min-row-height="0.561cm"/>
    </style:style>
    <style:style style:name="Tableau1.A7" style:family="table-cell">
      <style:table-cell-properties fo:padding="0.097cm" fo:border="none"/>
    </style:style>
    <style:style style:name="Tableau1.D7" style:family="table-cell">
      <style:table-cell-properties fo:padding="0.097cm" fo:border-left="none" fo:border-right="none" fo:border-top="0.05pt solid #000000" fo:border-bottom="none"/>
    </style:style>
    <style:style style:name="Tableau1.F7" style:family="table-cell">
      <style:table-cell-properties fo:padding="0.097cm" fo:border-left="none" fo:border-right="none" fo:border-top="0.05pt solid #000000" fo:border-bottom="none"/>
    </style:style>
    <style:style style:name="Tableau1.A8" style:family="table-cell">
      <style:table-cell-properties fo:padding="0.097cm" fo:border="none"/>
    </style:style>
    <style:style style:name="Tableau1.D8" style:family="table-cell">
      <style:table-cell-properties fo:padding="0.097cm" fo:border="none"/>
    </style:style>
    <style:style style:name="Tableau1.F8" style:family="table-cell">
      <style:table-cell-properties fo:padding="0.097cm" fo:border="none"/>
    </style:style>
    <style:style style:name="Tableau1.A9" style:family="table-cell">
      <style:table-cell-properties fo:padding="0.097cm" fo:border="none"/>
    </style:style>
    <style:style style:name="Tableau1.D9" style:family="table-cell">
      <style:table-cell-properties fo:padding="0.097cm" fo:border-left="none" fo:border-right="none" fo:border-top="0.05pt solid #000000" fo:border-bottom="none"/>
    </style:style>
    <style:style style:name="Tableau1.F9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>
      <style:text-properties fo:background-color="#cccccc"/>
    </style:style>
    <style:style style:name="P2" style:family="paragraph" style:parent-style-name="Standard">
      <style:text-properties officeooo:rsid="000ed168" officeooo:paragraph-rsid="000ed168" fo:background-color="#cccccc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ext-input text:description="&lt;setLang(user.lang or 'fr_FR')&gt;">&lt;setLang(user.lang or 'fr_FR')&gt;</text:text-input></text:p>
      <text:p text:style-name="P3"><text:span text:style-name="T1">le, </text:span><text:span text:style-name="T1"><text:text-input text:description="&lt;date_report and formatLang(date_report,date=True) or ''&gt;">&lt;date_report and formatLang(date_report,date=True) or ''&gt;</text:text-input></text:span></text:p>
      <text:h text:style-name="P10" text:outline-level="1">FACTURATION DES ACTES AMG SUD</text:h>
      <text:h text:style-name="Heading_20_1" text:outline-level="1">Référence état : <text:s/><text:text-input text:description="&lt;ref_statement&gt;">&lt;ref_statement&gt;</text:text-input></text:h>
      <text:p text:style-name="P8">Nombre ligne :<text:text-input text:description="&lt;count(objects)&gt;">&lt;count(objects)&gt;</text:text-input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"/>
          </table:table-cell>
          <table:table-cell table:style-name="Tableau1.B1" table:number-columns-spanned="5" office:value-type="string">
            <text:p text:style-name="P2">Date de l'ac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6" office:value-type="string">
            <text:p text:style-name="Standard"><text:text-input text:description="&lt;for each=&quot;o in objects&quot;&gt;">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table:number-columns-spanned="2" office:value-type="string">
            <text:p text:style-name="Standard"><text:text-input text:description="&lt;for each=&quot;line in o.invoice_line&quot;&gt;">Boucles sur les lignes de factures</text:text-input></text:p>
          </table:table-cell>
          <table:covered-table-cell/>
          <table:table-cell table:style-name="Tableau1.A3" table:number-columns-spanned="2" office:value-type="string">
            <text:p text:style-name="Table_20_Contents"/>
          </table:table-cell>
          <table:covered-table-cell/>
          <table:table-cell table:style-name="Tableau1.E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3" office:value-type="string">
            <text:p text:style-name="P3"/>
          </table:table-cell>
          <table:table-cell table:style-name="Tableau1.A3" table:number-columns-spanned="3" office:value-type="string">
            <text:p text:style-name="Standard"><text:s/><text:text-input text:description="&lt;line.invoice_id.date_acte and formatLang(line.invoice_id.date_acte,date=True) or ''&gt;">&lt;line.invoice_id.date_invoice&gt;</text:text-input></text:p>
          </table:table-cell>
          <table:covered-table-cell/>
          <table:covered-table-cell/>
          <table:table-cell table:style-name="Tableau1.E3" table:number-columns-spanned="2" office:value-type="string">
            <text:p text:style-name="P7"><text:text-input text:description="&lt;formatLang(line.price_subtotal,digits=0)&gt;">&lt;formatLang(line.price_subtotal,digits=0)&gt;</text:text-input></text:p>
          </table:table-cell>
          <table:covered-table-cell/>
        </table:table-row>
        <table:table-row>
          <table:table-cell table:style-name="Tableau1.A3" table:number-columns-spanned="2" office:value-type="string">
            <text:p text:style-name="Standard"><text:text-input text:description="&lt;/for&gt;">Fin de boucles sur les lignes de factures</text:text-input></text:p>
          </table:table-cell>
          <table:covered-table-cell/>
          <table:table-cell table:style-name="Tableau1.A3" table:number-columns-spanned="2" office:value-type="string">
            <text:p text:style-name="Table_20_Contents"/>
          </table:table-cell>
          <table:covered-table-cell/>
          <table:table-cell table:style-name="Tableau1.E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6" table:number-columns-spanned="6" office:value-type="string">
            <text:p text:style-name="Standard"><text:text-input text:description="&lt;/for&gt;">Fin de 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7">
          <table:table-cell table:style-name="Tableau1.A7" table:number-columns-spanned="3" office:value-type="string">
            <text:p text:style-name="P4"/>
          </table:table-cell>
          <table:covered-table-cell/>
          <table:covered-table-cell/>
          <table:table-cell table:style-name="Tableau1.D7" table:number-columns-spanned="2" office:value-type="string">
            <text:p text:style-name="P4">Subtotal :</text:p>
          </table:table-cell>
          <table:covered-table-cell/>
          <table:table-cell table:style-name="Tableau1.F7" office:value-type="string">
            <text:p text:style-name="P3"><text:text-input text:description="&lt;formatLang(subtotal(),digits=0)&gt;">&lt;formatLang(subtotal(),digits=0)&gt;</text:text-input></text:p>
          </table:table-cell>
        </table:table-row>
        <table:table-row>
          <table:table-cell table:style-name="Tableau1.A8" table:number-columns-spanned="3" office:value-type="string">
            <text:p text:style-name="P3"/>
          </table:table-cell>
          <table:covered-table-cell/>
          <table:covered-table-cell/>
          <table:table-cell table:style-name="Tableau1.D8" table:number-columns-spanned="2" office:value-type="string">
            <text:p text:style-name="P3">Remise :</text:p>
          </table:table-cell>
          <table:covered-table-cell/>
          <table:table-cell table:style-name="Tableau1.F8" office:value-type="string">
            <text:p text:style-name="P3"><text:text-input text:description="&lt;formatLang(rebate(),digits=0)&gt;">&lt;formatLang(rebate(),digits=0)&gt;</text:text-input></text:p>
          </table:table-cell>
        </table:table-row>
        <table:table-row>
          <table:table-cell table:style-name="Tableau1.A9" table:number-columns-spanned="3" office:value-type="string">
            <text:p text:style-name="P5"/>
          </table:table-cell>
          <table:covered-table-cell/>
          <table:covered-table-cell/>
          <table:table-cell table:style-name="Tableau1.D9" table:number-columns-spanned="2" office:value-type="string">
            <text:p text:style-name="P6">Total :</text:p>
          </table:table-cell>
          <table:covered-table-cell/>
          <table:table-cell table:style-name="Tableau1.F9" office:value-type="string">
            <text:p text:style-name="P6"><text:text-input text:description="&lt;formatLang(total(),digits=0)&gt;">&lt;formatLang(total(),digits=0)&gt;</text:text-input></text:p>
          </table:table-cell>
        </table:table-row>
      </table:table>
      <text:p text:style-name="Standard"/>
      <text:p text:style-name="Standard"/>
      <text:p text:style-name="Standard"><text:text-input text:description="&lt;for each=&quot;bank in company.bank_ids&quot;&gt;">&lt;for each="bank in company.bank_ids&gt;</text:text-input></text:p>
      <text:p text:style-name="Standard"><text:text-input text:description="&lt;bank.bank_name&gt;">&lt;bank.bank_name&gt;</text:text-input></text:p>
      <text:p text:style-name="Standard"><text:text-input text:description="&lt;/for&gt;">end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2cm" fo:margin-bottom="0.61cm" loext:contextual-spacing="false"/>
      <style:text-properties fo:font-size="85%" fo:font-weight="bold" style:font-size-asian="115%" style:font-weight-asian="bold" style:font-size-complex="11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9-05-01T16:41:21.783930998</dc:date>
    <meta:editing-duration>PT7H2M19S</meta:editing-duration>
    <meta:editing-cycles>124</meta:editing-cycles>
    <meta:generator>LibreOffice/5.2.7.2$Linux_X86_64 LibreOffice_project/20m0$Build-2</meta:generator>
    <dc:creator>Laurent FRANCOIS</dc:creator>
    <meta:document-statistic meta:table-count="1" meta:image-count="0" meta:object-count="0" meta:page-count="1" meta:paragraph-count="21" meta:word-count="98" meta:character-count="610" meta:non-whitespace-character-count="564"/>
  </office:meta>
</office:document-meta>
</file>